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1" svg:font-family="Tahoma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52cm" fo:margin-bottom="0cm" loext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officeooo:paragraph-rsid="008856d8"/>
    </style:style>
    <style:style style:name="P8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9" style:family="paragraph" style:parent-style-name="Heading_20_1">
      <style:paragraph-properties fo:padding="0.049cm" fo:border-left="none" fo:border-right="none" fo:border-top="0.06pt solid #000000" fo:border-bottom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officeooo:rsid="0049638b"/>
    </style:style>
    <style:style style:name="T3" style:family="text">
      <style:text-properties officeooo:rsid="0087436c"/>
    </style:style>
    <style:style style:name="T4" style:family="text">
      <style:text-properties officeooo:rsid="006f8b69"/>
    </style:style>
    <style:style style:name="T5" style:family="text">
      <style:text-properties style:font-name="Arial2" fo:font-size="10.5pt" fo:language="it" fo:country="IT" fo:font-weight="bold" officeooo:rsid="0087436c" style:font-size-asian="10pt" style:font-size-complex="10pt"/>
    </style:style>
    <style:style style:name="T6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T7" style:family="text">
      <style:text-properties officeooo:rsid="00507a96"/>
    </style:style>
    <style:style style:name="T8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9" style:family="text">
      <style:text-properties fo:font-size="9pt" fo:language="it" fo:country="IT" style:font-size-asian="9pt" style:font-size-complex="9pt"/>
    </style:style>
    <style:style style:name="T10" style:family="text">
      <style:text-properties fo:color="#82210d" fo:language="it" fo:country="IT" officeooo:rsid="0042a9b6"/>
    </style:style>
    <style:style style:name="T11" style:family="text">
      <style:text-properties fo:color="#82210d" fo:language="it" fo:country="IT" officeooo:rsid="0075bb3d"/>
    </style:style>
    <style:style style:name="T12" style:family="text">
      <style:text-properties fo:color="#82210d" fo:language="it" fo:country="IT" officeooo:rsid="006a1f02"/>
    </style:style>
    <style:style style:name="T13" style:family="text">
      <style:text-properties fo:color="#82210d" fo:language="it" fo:country="IT" fo:font-weight="bold" officeooo:rsid="006a1f02" style:font-weight-asian="bold" style:font-weight-complex="bold"/>
    </style:style>
    <style:style style:name="T14" style:family="text">
      <style:text-properties officeooo:rsid="004ad77c"/>
    </style:style>
    <style:style style:name="T15" style:family="text">
      <style:text-properties officeooo:rsid="006e0ac2"/>
    </style:style>
    <style:style style:name="T16" style:family="text">
      <style:text-properties style:font-name="Times New Roman" fo:font-size="11pt" fo:language="it" fo:country="IT" fo:font-style="normal" officeooo:rsid="008856d8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1pt" fo:language="it" fo:country="IT" fo:font-style="normal" officeooo:rsid="0088e5bf" style:font-size-asian="12pt" style:font-style-asian="normal" style:font-size-complex="12pt" style:font-style-complex="normal"/>
    </style:style>
    <style:style style:name="T18" style:family="text">
      <style:text-properties style:font-name="Times New Roman" fo:font-size="11pt" fo:language="it" fo:country="IT" fo:font-style="normal" officeooo:rsid="008a03da" style:font-size-asian="12pt" style:font-style-asian="normal" style:font-size-complex="12pt" style:font-style-complex="normal"/>
    </style:style>
    <style:style style:name="T19" style:family="text">
      <style:text-properties style:font-name="Times New Roman" fo:font-size="11pt" fo:language="it" fo:country="IT" fo:font-style="normal" officeooo:rsid="008b48b1" style:font-size-asian="12pt" style:font-style-asian="normal" style:font-size-complex="12pt" style:font-style-complex="normal"/>
    </style:style>
    <style:style style:name="T20" style:family="text">
      <style:text-properties style:font-name="Times New Roman" fo:font-size="11pt" fo:language="it" fo:country="IT" fo:font-style="italic" officeooo:rsid="008856d8" style:font-size-asian="12pt" style:font-style-asian="italic" style:font-size-complex="12pt" style:font-style-complex="italic"/>
    </style:style>
    <style:style style:name="T21" style:family="text">
      <style:text-properties officeooo:rsid="0088e5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5">Domanda </text:span><text:span text:style-name="T4">(punti 8/30)</text:span></text:h>
      <text:p text:style-name="P7"><text:span text:style-name="T16">Vi chiediamo di discutere </text:span><text:span text:style-name="T17">quale</text:span><text:span text:style-name="T16"> rapporto vi sia tra il numero di versione assegnato a ogni singolo prodotto di progetto software e </text:span><text:span text:style-name="T17">la storia del</text:span><text:span text:style-name="T16">le modifiche </text:span><text:span text:style-name="T17">(cioè operazioni di scrittura) </text:span><text:span text:style-name="T16">effettuate </text:span><text:span text:style-name="T17">sui contenuti del</text:span><text:span text:style-name="T16"> </text:span><text:span text:style-name="T20">repository</text:span><text:span text:style-name="T16"> </text:span><text:span text:style-name="T17">ove tale prodotto risied</text:span><text:span text:style-name="T18">a</text:span><text:span text:style-name="T16">. </text:span><text:span text:style-name="T19">Per dare un fondamento alla </text:span><text:span text:style-name="T16">vostra risposta, </text:span><text:span text:style-name="T17">converrà </text:span><text:span text:style-name="T16">che definiate preliminarmente: (1) cosa sia secondo voi un “prodotto” di progetto, e cosa lo </text:span><text:span text:style-name="T17">caratterizzi</text:span><text:span text:style-name="T16"> rispetto a qualunque altro artefatto di sviluppo; (2) quanti “</text:span><text:span text:style-name="T20">repo</text:span><text:span text:style-name="T16">” sia desiderabile avere </text:span><text:span text:style-name="T17">in </text:span><text:span text:style-name="T19">circostanze analoghe al</text:span><text:span text:style-name="T17"> vostro progetto didattico</text:span><text:span text:style-name="T16">, se uno o più, e </text:span><text:span text:style-name="T19">a</text:span><text:span text:style-name="T16"> quali </text:span><text:span text:style-name="T17">destinatari, sviluppatori o clienti/utenti,</text:span><text:span text:style-name="T16"> </text:span><text:span text:style-name="T17">essi </text:span><text:span text:style-name="T16">siano </text:span><text:span text:style-name="T17">rivolti</text:span><text:span text:style-name="T16">; (3) </text:span><text:span text:style-name="T17">quando e perché debba avvenire un incremento nel numero di versione assegnato a <text:s/></text:span><text:span text:style-name="T19">qualsivoglia </text:span><text:span text:style-name="T17">prodott</text:span><text:span text:style-name="T19">o nell’accezione di cui sopra</text:span><text:span text:style-name="T17">.</text:span></text:p>
      <text:h text:style-name="P9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1" svg:font-family="Tahoma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131 902" svg:d="M564 0l-564 902h1131z"/>
    <draw:marker draw:name="Arrowhead_20_3" draw:display-name="Arrowhead 3" svg:viewBox="0 0 1131 1580" svg:d="M1013 1491l118 89-567-1580-564 1580 114-85 136-68 148-46 161-17 161 13 153 46z"/>
    <draw:marker draw:name="msArrowOpenEnd_20_5" draw:display-name="msArrowOpenEnd 5" svg:viewBox="0 0 355 355" svg:d="M177 0l178 323-53 32-125-228-124 228-53-32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2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loext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loext:contextual-spacing="false"/>
    </style:style>
    <style:style style:name="Intestazione2" style:family="paragraph" style:parent-style-name="Standard">
      <style:paragraph-properties fo:margin-top="0.42cm" fo:margin-bottom="0.21cm" loext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loext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loext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loext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text:bullet-char="•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27cm" text:min-label-width="0.635cm"/>
      </text:list-level-style-number>
      <text:list-level-style-number text:level="3" text:style-name="RTF_5f_Num_20_4_20_3" style:num-suffix="." style:num-format="1">
        <style:list-level-properties text:space-before="1.905cm" text:min-label-width="0.635cm"/>
      </text:list-level-style-number>
      <text:list-level-style-number text:level="4" text:style-name="RTF_5f_Num_20_4_20_4" style:num-suffix="." style:num-format="1">
        <style:list-level-properties text:space-before="2.54cm" text:min-label-width="0.635cm"/>
      </text:list-level-style-number>
      <text:list-level-style-number text:level="5" text:style-name="RTF_5f_Num_20_4_20_5" style:num-suffix="." style:num-format="1">
        <style:list-level-properties text:space-before="3.175cm" text:min-label-width="0.635cm"/>
      </text:list-level-style-number>
      <text:list-level-style-number text:level="6" text:style-name="RTF_5f_Num_20_4_20_6" style:num-suffix="." style:num-format="1">
        <style:list-level-properties text:space-before="3.81cm" text:min-label-width="0.635cm"/>
      </text:list-level-style-number>
      <text:list-level-style-number text:level="7" text:style-name="RTF_5f_Num_20_4_20_7" style:num-suffix="." style:num-format="1">
        <style:list-level-properties text:space-before="4.445cm" text:min-label-width="0.635cm"/>
      </text:list-level-style-number>
      <text:list-level-style-number text:level="8" text:style-name="RTF_5f_Num_20_4_20_8" style:num-suffix="." style:num-format="1">
        <style:list-level-properties text:space-before="5.08cm" text:min-label-width="0.635cm"/>
      </text:list-level-style-number>
      <text:list-level-style-number text:level="9" text:style-name="RTF_5f_Num_20_4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1">
        <style:list-level-properties text:min-label-width="0.499cm"/>
      </text:list-level-style-number>
      <text:list-level-style-number text:level="2" text:style-name="RTF_5f_Num_20_5_20_2" style:num-suffix="." style:num-format="1">
        <style:list-level-properties text:space-before="0.501cm" text:min-label-width="0.499cm"/>
      </text:list-level-style-number>
      <text:list-level-style-number text:level="3" text:style-name="RTF_5f_Num_20_5_20_3" style:num-suffix="." style:num-format="1">
        <style:list-level-properties text:space-before="1cm" text:min-label-width="0.499cm"/>
      </text:list-level-style-number>
      <text:list-level-style-number text:level="4" text:style-name="RTF_5f_Num_20_5_20_4" style:num-suffix="." style:num-format="1">
        <style:list-level-properties text:space-before="1.501cm" text:min-label-width="0.499cm"/>
      </text:list-level-style-number>
      <text:list-level-style-number text:level="5" text:style-name="RTF_5f_Num_20_5_20_5" style:num-suffix="." style:num-format="1">
        <style:list-level-properties text:space-before="2cm" text:min-label-width="0.499cm"/>
      </text:list-level-style-number>
      <text:list-level-style-number text:level="6" text:style-name="RTF_5f_Num_20_5_20_6" style:num-suffix="." style:num-format="1">
        <style:list-level-properties text:space-before="2.501cm" text:min-label-width="0.499cm"/>
      </text:list-level-style-number>
      <text:list-level-style-number text:level="7" text:style-name="RTF_5f_Num_20_5_20_7" style:num-suffix="." style:num-format="1">
        <style:list-level-properties text:space-before="3.001cm" text:min-label-width="0.499cm"/>
      </text:list-level-style-number>
      <text:list-level-style-number text:level="8" text:style-name="RTF_5f_Num_20_5_20_8" style:num-suffix="." style:num-format="1">
        <style:list-level-properties text:space-before="3.502cm" text:min-label-width="0.499cm"/>
      </text:list-level-style-number>
      <text:list-level-style-number text:level="9" text:style-name="RTF_5f_Num_20_5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52cm" fo:margin-bottom="0cm" loext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49638b"/>
    </style:style>
    <style:style style:name="MT3" style:family="text">
      <style:text-properties officeooo:rsid="0087436c"/>
    </style:style>
    <style:style style:name="MT4" style:family="text">
      <style:text-properties officeooo:rsid="006f8b69"/>
    </style:style>
    <style:style style:name="MT5" style:family="text">
      <style:text-properties style:font-name="Arial2" fo:font-size="10.5pt" fo:language="it" fo:country="IT" fo:font-weight="bold" officeooo:rsid="0087436c" style:font-size-asian="10pt" style:font-size-complex="10pt"/>
    </style:style>
    <style:style style:name="MT6" style:family="text">
      <style:text-properties officeooo:rsid="00507a96"/>
    </style:style>
    <style:style style:name="MT7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MT8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9" style:family="text">
      <style:text-properties fo:font-size="9pt" fo:language="it" fo:country="IT" style:font-size-asian="9pt" style:font-size-complex="9pt"/>
    </style:style>
    <style:style style:name="MT10" style:family="text">
      <style:text-properties fo:color="#82210d" fo:language="it" fo:country="IT" officeooo:rsid="0042a9b6"/>
    </style:style>
    <style:style style:name="MT11" style:family="text">
      <style:text-properties fo:color="#82210d" fo:language="it" fo:country="IT" officeooo:rsid="0075bb3d"/>
    </style:style>
    <style:style style:name="MT12" style:family="text">
      <style:text-properties fo:color="#82210d" fo:language="it" fo:country="IT" officeooo:rsid="006a1f02"/>
    </style:style>
    <style:style style:name="MT13" style:family="text">
      <style:text-properties fo:color="#82210d" fo:language="it" fo:country="IT" fo:font-weight="bold" officeooo:rsid="006a1f02" style:font-weight-asian="bold" style:font-weight-complex="bold"/>
    </style:style>
    <style:style style:name="MT14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I</text:span><text:span text:style-name="MT3">V</text:span><text:span text:style-name="MT2"> prova scritta - </text:span><text:span text:style-name="MT4">parte Compito</text:span> <text:span text:style-name="MT4">(Teoria) </text:span>– <text:span text:style-name="MT5">20</text:span><text:span text:style-name="MT6"> </text:span><text:span text:style-name="MT5">luglio</text:span> 20<text:span text:style-name="MT7">20</text:span></text:p>
        <text:p text:style-name="MP1"><text:span text:style-name="MT8">Istruzioni</text:span><text:span text:style-name="MT9"> <text:line-break/></text:span><text:span text:style-name="MT10">Riportare </text:span><text:span text:style-name="MT11">qui sotto </text:span><text:span text:style-name="MT10">cognome, </text:span><text:span text:style-name="MT11">nome</text:span><text:span text:style-name="MT10">, matricola, e anno di progetto didattico </text:span><text:span text:style-name="MT12">di </text:span><text:span text:style-name="MT13">tutti</text:span><text:span text:style-name="MT12"> i candidati che hanno collaborato alla risposta.</text:span></text:p>
        <text:p text:style-name="MP2">Cognom<text:span text:style-name="MT14">e</text:span>:<text:tab/>Nom<text:span text:style-name="MT14">e</text:span>:<text:tab/>Matricol<text:span text:style-name="MT14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creation-date>2006-03-18T17:20:15</meta:creation-date>
    <dc:date>2020-07-18T12:21:51.069000000</dc:date>
    <meta:print-date>2018-04-05T10:44:28.821000000</meta:print-date>
    <dc:language>en-US</dc:language>
    <meta:editing-cycles>778</meta:editing-cycles>
    <meta:editing-duration>P6DT7H30M50S</meta:editing-duration>
    <meta:document-statistic meta:table-count="0" meta:image-count="0" meta:object-count="0" meta:page-count="1" meta:paragraph-count="7" meta:word-count="171" meta:character-count="1151" meta:non-whitespace-character-count="980"/>
    <meta:user-defined meta:name="Info 1"/>
    <meta:user-defined meta:name="Info 2"/>
    <meta:user-defined meta:name="Info 3"/>
    <meta:user-defined meta:name="Info 4"/>
  </office:meta>
</office:document-meta>
</file>